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2b2b2" draw:textarea-horizontal-align="justify" draw:textarea-vertical-align="middle" draw:auto-grow-height="false" fo:min-height="6.608cm" fo:min-width="5.5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2.036cm" fo:min-width="2.80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2.086cm" fo:min-width="1.476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text-properties fo:font-weight="bold"/>
    </style:style>
    <style:style style:name="P3" style:family="paragraph">
      <loext:graphic-properties draw:fill="none" draw:fill-color="#ffffff"/>
      <style:text-properties fo:font-weight="bold"/>
    </style:style>
    <style:style style:name="P4" style:family="paragraph">
      <style:paragraph-properties fo:text-align="center"/>
      <style:text-properties fo:font-weight="bold"/>
    </style:style>
    <style:style style:name="P5" style:family="paragraph">
      <loext:graphic-properties draw:fill-color="#b2b2b2"/>
      <style:paragraph-properties fo:text-align="center"/>
      <style:text-properties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096cm" svg:height="6.858cm" svg:x="13.97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75cm" svg:height="0.962cm" svg:x="14.429cm" svg:y="10.16cm">
          <draw:text-box>
            <text:p text:style-name="P2">Vaillant Heater</text:p>
          </draw:text-box>
        </draw:frame>
        <draw:custom-shape draw:style-name="gr3" draw:text-style-name="P5" draw:layer="layout" svg:width="3.302cm" svg:height="2.286cm" svg:x="8.382cm" svg:y="6.958cm">
          <text:p text:style-name="P4">NodeMCU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1.684cm" svg:y1="8.128cm" svg:x2="13.97cm" svg:y2="8.128cm">
          <text:p/>
        </draw:line>
        <draw:frame draw:style-name="gr2" draw:text-style-name="P8" draw:layer="layout" svg:width="1.975cm" svg:height="1.275cm" svg:x="11.487cm" svg:y="7.466cm">
          <draw:text-box>
            <text:p text:style-name="P7"><text:span text:style-name="T1">Heater</text:span></text:p>
            <text:p text:style-name="P7"><text:span text:style-name="T1">Control</text:span></text:p>
          </draw:text-box>
        </draw:frame>
        <draw:custom-shape draw:style-name="gr3" draw:text-style-name="P5" draw:layer="layout" svg:width="3.302cm" svg:height="2.286cm" svg:x="8.382cm" svg:y="4.672cm">
          <text:p text:style-name="P4">ESP8266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8.382cm" svg:y1="5.842cm" svg:x2="6.858cm" svg:y2="5.842cm">
          <text:p/>
        </draw:line>
        <draw:line draw:style-name="gr5" draw:text-style-name="P6" draw:layer="layout" svg:x1="6.858cm" svg:y1="5.08cm" svg:x2="6.858cm" svg:y2="5.842cm">
          <text:p/>
        </draw:line>
        <draw:line draw:style-name="gr5" draw:text-style-name="P6" draw:layer="layout" svg:x1="6.604cm" svg:y1="4.826cm" svg:x2="6.858cm" svg:y2="5.08cm">
          <text:p/>
        </draw:line>
        <draw:line draw:style-name="gr5" draw:text-style-name="P6" draw:layer="layout" svg:x1="7.112cm" svg:y1="4.826cm" svg:x2="6.858cm" svg:y2="5.08cm">
          <text:p/>
        </draw:line>
        <draw:custom-shape draw:style-name="gr3" draw:text-style-name="P5" draw:layer="layout" svg:width="3.302cm" svg:height="2.286cm" svg:x="8.636cm" svg:y="0.508cm">
          <text:p text:style-name="P4">Home</text:p>
          <text:p text:style-name="P4">Router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8.636cm" svg:y1="1.678cm" svg:x2="7.112cm" svg:y2="1.678cm">
          <text:p/>
        </draw:line>
        <draw:line draw:style-name="gr5" draw:text-style-name="P6" draw:layer="layout" svg:x1="7.112cm" svg:y1="0.916cm" svg:x2="7.112cm" svg:y2="1.678cm">
          <text:p/>
        </draw:line>
        <draw:line draw:style-name="gr5" draw:text-style-name="P6" draw:layer="layout" svg:x1="6.858cm" svg:y1="0.662cm" svg:x2="7.112cm" svg:y2="0.916cm">
          <text:p/>
        </draw:line>
        <draw:line draw:style-name="gr5" draw:text-style-name="P6" draw:layer="layout" svg:x1="7.366cm" svg:y1="0.662cm" svg:x2="7.112cm" svg:y2="0.916cm">
          <text:p/>
        </draw:line>
        <draw:line draw:style-name="gr6" draw:text-style-name="P7" draw:layer="layout" svg:x1="6.858cm" svg:y1="2.286cm" svg:x2="6.858cm" svg:y2="4.572cm">
          <text:p/>
        </draw:line>
        <draw:line draw:style-name="gr6" draw:text-style-name="P7" draw:layer="layout" svg:x1="6.604cm" svg:y1="1.778cm" svg:x2="3.81cm" svg:y2="2.286cm">
          <text:p/>
        </draw:line>
        <draw:custom-shape draw:style-name="gr7" draw:text-style-name="P9" draw:layer="layout" svg:width="2.794cm" svg:height="3.302cm" svg:x="0.762cm" svg:y="0.762cm">
          <text:p text:style-name="P7">User</text:p>
          <text:p text:style-name="P7">Browser</text:p>
          <text:p text:style-name="P7">Or App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0.16cm" svg:y1="11.938cm" svg:x2="10.16cm" svg:y2="9.244cm">
          <text:p/>
        </draw:line>
        <draw:frame draw:style-name="gr2" draw:text-style-name="P10" draw:layer="layout" svg:width="6.242cm" svg:height="0.962cm" svg:x="7.112cm" svg:y="11.992cm">
          <draw:text-box>
            <text:p>Temperature Sensor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8T10:31:00.065002324</meta:creation-date>
    <dc:date>2018-10-28T10:37:26.726243327</dc:date>
    <meta:editing-duration>PT6M28S</meta:editing-duration>
    <meta:editing-cycles>2</meta:editing-cycles>
    <meta:generator>LibreOffice/6.0.6.2$Linux_X86_64 LibreOffice_project/00m0$Build-2</meta:generator>
    <meta:document-statistic meta:object-count="43"/>
  </office:meta>
</office:document-meta>
</file>